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.106cm" svg:stroke-color="#000000" draw:marker-start-width="0.359cm" draw:marker-end-width="0.359cm" svg:stroke-linecap="round" draw:fill="none" loext:fill-use-slide-background="false" draw:textarea-horizontal-align="justify" draw:textarea-vertical-align="middle" draw:auto-grow-height="false" fo:min-height="16.26cm" fo:min-width="24.9cm" fo:padding-top="0.178cm" fo:padding-bottom="0.178cm" fo:padding-left="0.303cm" fo:padding-right="0.303cm"/>
    </style:style>
    <style:style style:name="gr2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7.37cm" fo:min-width="7.1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draw:stroke-dash="Dot" svg:stroke-width="0.106cm" svg:stroke-color="#000000" draw:marker-start-width="0.359cm" draw:marker-end-width="0.359cm" svg:stroke-linecap="butt" draw:fill="none" loext:fill-use-slide-background="false" draw:textarea-horizontal-align="justify" draw:textarea-vertical-align="middle" draw:auto-grow-height="false" fo:min-height="3.454cm" fo:min-width="3.204cm" fo:padding-top="0.178cm" fo:padding-bottom="0.178cm" fo:padding-left="0.303cm" fo:padding-right="0.303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000000" draw:marker-start="Arrowheads_20_1" draw:marker-start-width="0.379cm" draw:marker-end="Arrowheads_20_2" draw:marker-end-width="0.379cm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2.29cm" fo:min-width="16.01cm"/>
      <style:paragraph-properties style:writing-mode="lr-tb"/>
    </style:style>
    <style:style style:name="gr9" style:family="graphic" style:parent-style-name="standard" style:list-style-name="L1">
      <style:graphic-properties svg:stroke-color="#000000" draw:fill="none" draw:fill-color="#ffffff" loext:fill-use-slide-background="false" draw:textarea-horizontal-align="justify" draw:textarea-vertical-align="top" draw:auto-grow-height="false" fo:min-height="11.18cm" fo:min-width="16.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DejaVu Sans Mono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DejaVu Sans Mono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21pt" fo:font-style="normal" fo:text-shadow="none" style:text-underline-style="none" fo:font-weight="normal" style:letter-kerning="true" style:font-name-asian="DejaVu Sans" style:font-size-asian="21pt" style:font-style-asian="normal" style:font-weight-asian="normal" style:font-name-complex="DejaVu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 Mono" fo:font-size="18pt" style:font-size-asian="18pt" style:font-size-complex="18pt"/>
    </style:style>
    <style:style style:name="T8" style:family="text">
      <style:text-properties style:font-name="DejaVu Sans Mono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16.51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7.62cm" svg:x="4.81cm" svg:y="6.05cm">
          <text:p text:style-name="P2"><text:span text:style-name="T1">CV32E40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81cm" svg:x="20.05cm" svg:y="3.54cm">
          <text:p text:style-name="P2"><text:span text:style-name="T2">UAR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81cm" svg:x="14.97cm" svg:y="3.54cm">
          <text:p text:style-name="P2"><text:span text:style-name="T2">SRAM</text:span></text:p>
          <text:p text:style-name="P2"><text:span text:style-name="T3">2kB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43cm" svg:y1="9.89cm" svg:x2="25.13cm" svg:y2="9.89cm">
          <text:p/>
        </draw:line>
        <draw:custom-shape draw:style-name="gr3" draw:text-style-name="P1" draw:layer="layout" svg:width="3.81cm" svg:height="3.81cm" svg:x="20.05cm" svg:y="12.43cm">
          <text:p text:style-name="P2"><text:span text:style-name="T2">WF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81cm" svg:x="14.97cm" svg:y="12.43cm">
          <text:p text:style-name="P2"><text:span text:style-name="T2">SPI- </text:span></text:p>
          <text:p text:style-name="P2"><text:span text:style-name="T2">FLASH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1.955cm" svg:y1="10.207cm" svg:x2="21.955cm" svg:y2="12.112cm">
          <text:p/>
        </draw:line>
        <draw:line draw:style-name="gr5" draw:text-style-name="P2" draw:layer="layout" svg:x1="16.875cm" svg:y1="7.667cm" svg:x2="16.875cm" svg:y2="9.572cm">
          <text:p/>
        </draw:line>
        <draw:line draw:style-name="gr5" draw:text-style-name="P2" draw:layer="layout" svg:x1="21.955cm" svg:y1="7.667cm" svg:x2="21.955cm" svg:y2="9.572cm">
          <text:p/>
        </draw:line>
        <draw:line draw:style-name="gr6" draw:text-style-name="P1" draw:layer="layout" svg:x1="16.875cm" svg:y1="12.112cm" svg:x2="16.875cm" svg:y2="10.207cm">
          <text:p/>
        </draw:line>
        <draw:frame draw:style-name="gr7" draw:text-style-name="P3" draw:layer="layout" svg:width="3.317cm" svg:height="0.962cm" svg:x="17.685cm" svg:y="8.737cm">
          <draw:text-box>
            <text:p>Wishbone</text:p>
          </draw:text-box>
        </draw:frame>
      </draw:page>
      <draw:page draw:name="page2" draw:style-name="dp1" draw:master-page-name="Default">
        <draw:custom-shape draw:style-name="gr8" draw:text-style-name="P5" draw:layer="layout" svg:width="16.51cm" svg:height="2.54cm" svg:x="6.08cm" svg:y="2.27cm">
          <text:p text:style-name="P4"><text:span text:style-name="T4"><text:s text:c="3"/></text:span><text:span text:style-name="T4">Address Map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6.51cm" svg:height="11.43cm" svg:x="6.08cm" svg:y="6.08cm">
          <text:p text:style-name="P6"><text:span text:style-name="T5"/></text:p>
          <text:p text:style-name="P6"><text:span text:style-name="T6">0x00000000 – </text:span><text:span text:style-name="T7">0x000007FF: 2kB SRAM</text:span></text:p>
          <text:p text:style-name="P6"><text:span text:style-name="T5"/></text:p>
          <text:p text:style-name="P6"><text:span text:style-name="T6">0x0A000000 – 0x0AFFFFFF</text:span><text:span text:style-name="T7">: WFG</text:span></text:p>
          <text:p text:style-name="P6"><text:span text:style-name="T5"/></text:p>
          <text:p text:style-name="P6"><text:span text:style-name="T6">0x0E000000 – 0x0E000000: UART base reg</text:span></text:p>
          <text:p text:style-name="P6"><text:span text:style-name="T5"/></text:p>
          <text:p text:style-name="P6"><text:span text:style-name="T6">0x0F000000 – </text:span><text:span text:style-name="T7">0x007FFFFF: 8 MB SPI Flash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 Moser</meta:initial-creator>
    <meta:creation-date>2023-04-24T16:50:23.672509650</meta:creation-date>
    <dc:date>2023-04-24T17:07:59.456025397</dc:date>
    <dc:creator>Leo Moser</dc:creator>
    <meta:editing-duration>PT17M29S</meta:editing-duration>
    <meta:editing-cycles>19</meta:editing-cycles>
    <meta:generator>LibreOffice/7.4.5.1$Linux_X86_64 LibreOffice_project/40$Build-1</meta:generator>
    <meta:document-statistic meta:object-count="14"/>
  </office:meta>
</office:document-meta>
</file>